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Google Sans" svg:font-family="'Google Sans'" style:font-family-generic="roman" style:font-pitch="variable"/>
    <style:font-face style:name="Google Sans Text" svg:font-family="'Google Sans Text'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Google Sans1" svg:font-family="'Google Sans'" style:font-family-generic="system" style:font-pitch="variable"/>
    <style:font-face style:name="Google Sans Text1" svg:font-family="'Google Sans Text'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3.25in"/>
    </style:style>
    <style:style style:name="Table1.B" style:family="table-column">
      <style:table-column-properties style:column-width="3.249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in" fo:border="0.75pt solid #000000"/>
    </style:style>
    <style:style style:name="Table2" style:family="table">
      <style:table-properties style:width="6.5in" fo:margin-left="0in" fo:margin-top="0in" fo:margin-bottom="0in" table:align="left"/>
    </style:style>
    <style:style style:name="Table2.A" style:family="table-column">
      <style:table-column-properties style:column-width="3.25in"/>
    </style:style>
    <style:style style:name="Table2.B" style:family="table-column">
      <style:table-column-properties style:column-width="3.249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in" fo:border="0.75pt solid #000000"/>
    </style:style>
    <style:style style:name="Table3" style:family="table">
      <style:table-properties style:width="6.5in" fo:margin-left="0in" fo:margin-top="0in" fo:margin-bottom="0in" table:align="left"/>
    </style:style>
    <style:style style:name="Table3.A" style:family="table-column">
      <style:table-column-properties style:column-width="3.25in"/>
    </style:style>
    <style:style style:name="Table3.B" style:family="table-column">
      <style:table-column-properties style:column-width="3.2493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in" fo:border="0.75pt solid #000000"/>
    </style:style>
    <style:style style:name="Table4" style:family="table">
      <style:table-properties style:width="6.5in" fo:margin-left="0in" fo:margin-top="0in" fo:margin-bottom="0in" table:align="left"/>
    </style:style>
    <style:style style:name="Table4.A" style:family="table-column">
      <style:table-column-properties style:column-width="3.25in"/>
    </style:style>
    <style:style style:name="Table4.B" style:family="table-column">
      <style:table-column-properties style:column-width="3.2493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in" fo:border="0.75pt solid #000000"/>
    </style:style>
    <style:style style:name="Table5" style:family="table">
      <style:table-properties style:width="6.5in" fo:margin-left="0in" fo:margin-top="0in" fo:margin-bottom="0in" table:align="left"/>
    </style:style>
    <style:style style:name="Table5.A" style:family="table-column">
      <style:table-column-properties style:column-width="3.25in"/>
    </style:style>
    <style:style style:name="Table5.B" style:family="table-column">
      <style:table-column-properties style:column-width="3.2493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in" fo:border="0.75pt solid #000000"/>
    </style:style>
    <style:style style:name="Table6" style:family="table">
      <style:table-properties style:width="6.5in" fo:margin-left="0in" fo:margin-top="0in" fo:margin-bottom="0in" table:align="left"/>
    </style:style>
    <style:style style:name="Table6.A" style:family="table-column">
      <style:table-column-properties style:column-width="3.25in"/>
    </style:style>
    <style:style style:name="Table6.B" style:family="table-column">
      <style:table-column-properties style:column-width="3.2493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in" fo:border="0.75pt solid #000000"/>
    </style:style>
    <style:style style:name="P1" style:family="paragraph" style:parent-style-name="Standard">
      <style:paragraph-properties fo:line-height="114%" fo:padding="0in" fo:border="none"/>
    </style:style>
    <style:style style:name="P2" style:family="paragraph" style:parent-style-name="Standard" style:list-style-name="WWNum1">
      <style:paragraph-properties fo:margin-left="0.4165in" fo:margin-right="0in" fo:line-height="114%" fo:text-indent="-0.25in" style:auto-text-indent="false" fo:padding="0in" fo:border="none"/>
    </style:style>
    <style:style style:name="P3" style:family="paragraph" style:parent-style-name="Standard" style:list-style-name="WWNum2">
      <style:paragraph-properties fo:margin-left="0.4165in" fo:margin-right="0in" fo:line-height="114%" fo:text-indent="-0.25in" style:auto-text-indent="false" fo:padding="0in" fo:border="none"/>
    </style:style>
    <style:style style:name="P4" style:family="paragraph" style:parent-style-name="Standard" style:list-style-name="WWNum3">
      <style:paragraph-properties fo:margin-left="0.4165in" fo:margin-right="0in" fo:line-height="114%" fo:text-indent="-0.25in" style:auto-text-indent="false" fo:padding="0in" fo:border="none"/>
    </style:style>
    <style:style style:name="P5" style:family="paragraph" style:parent-style-name="Standard" style:list-style-name="WWNum4">
      <style:paragraph-properties fo:margin-left="0.4165in" fo:margin-right="0in" fo:line-height="114%" fo:text-indent="-0.25in" style:auto-text-indent="false" fo:padding="0in" fo:border="none"/>
    </style:style>
    <style:style style:name="P6" style:family="paragraph" style:parent-style-name="Standard" style:list-style-name="WWNum5">
      <style:paragraph-properties fo:margin-left="0.4165in" fo:margin-right="0in" fo:line-height="114%" fo:text-indent="-0.25in" style:auto-text-indent="false" fo:padding="0in" fo:border="none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font-name="Google Sans Text" style:font-name-asian="Google Sans Text1" style:font-name-complex="Google Sans Text1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style:font-name="Google Sans Text" style:font-name-asian="Google Sans Text1" style:font-name-complex="Google Sans Text1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style:font-name="Google Sans Text" fo:font-weight="bold" style:font-name-asian="Google Sans Text1" style:font-weight-asian="bold" style:font-name-complex="Google Sans Text1" style:font-weight-complex="bold"/>
    </style:style>
    <style:style style:name="P10" style:family="paragraph" style:parent-style-name="Standard" style:master-page-name="Standard">
      <style:paragraph-properties fo:line-height="114%" style:page-number="1" fo:padding="0in" fo:border="none"/>
    </style:style>
    <style:style style:name="P11" style:family="paragraph" style:parent-style-name="Heading_20_1">
      <style:paragraph-properties fo:margin-top="0in" fo:margin-bottom="0.1665in" loext:contextual-spacing="false" fo:line-height="114%" fo:padding="0in" fo:border="none"/>
    </style:style>
    <style:style style:name="P12" style:family="paragraph" style:parent-style-name="Heading_20_2">
      <style:paragraph-properties fo:margin-top="0in" fo:margin-bottom="0.1563in" loext:contextual-spacing="false" fo:line-height="114%" fo:padding="0in" fo:border="none"/>
    </style:style>
    <style:style style:name="P13" style:family="paragraph" style:parent-style-name="Heading_20_3">
      <style:paragraph-properties fo:margin-top="0in" fo:margin-bottom="0.1665in" loext:contextual-spacing="false" fo:line-height="114%" fo:padding="0in" fo:border="none"/>
    </style:style>
    <style:style style:name="P14" style:family="paragraph" style:parent-style-name="Heading_20_3">
      <style:paragraph-properties fo:margin-top="0.3335in" fo:margin-bottom="0.1665in" loext:contextual-spacing="false" fo:line-height="114%" fo:padding="0in" fo:border="none"/>
    </style:style>
    <style:style style:name="P15" style:family="paragraph">
      <loext:graphic-properties draw:fill="solid" draw:fill-color="#a0a0a0"/>
      <style:paragraph-properties fo:text-align="center"/>
    </style:style>
    <style:style style:name="T1" style:family="text">
      <style:text-properties style:font-name="Google Sans Text" style:font-name-asian="Google Sans Text1" style:font-name-complex="Google Sans Text1"/>
    </style:style>
    <style:style style:name="T2" style:family="text">
      <style:text-properties style:font-name="Google Sans Text" fo:font-weight="bold" style:font-name-asian="Google Sans Text1" style:font-weight-asian="bold" style:font-name-complex="Google Sans Text1" style:font-weight-complex="bold"/>
    </style:style>
    <style:style style:name="T3" style:family="text">
      <style:text-properties style:font-name="Google Sans Text" fo:font-size="18pt" fo:font-style="normal" fo:font-weight="bold" style:font-name-asian="Google Sans Text1" style:font-size-asian="18pt" style:font-style-asian="normal" style:font-weight-asian="bold" style:font-name-complex="Google Sans Text1" style:font-size-complex="18pt" style:font-style-complex="normal" style:font-weight-complex="bold"/>
    </style:style>
    <style:style style:name="T4" style:family="text">
      <style:text-properties style:font-name="Google Sans Text" fo:font-style="italic" style:font-name-asian="Google Sans Text1" style:font-style-asian="italic" style:font-name-complex="Google Sans Text1" style:font-style-complex="italic"/>
    </style:style>
    <style:style style:name="T5" style:family="text">
      <style:text-properties style:font-name="Google Sans Text" fo:font-size="14pt" fo:font-style="normal" fo:font-weight="bold" style:font-name-asian="Google Sans Text1" style:font-size-asian="14pt" style:font-style-asian="normal" style:font-weight-asian="bold" style:font-name-complex="Google Sans Text1" style:font-size-complex="14pt" style:font-style-complex="normal" style:font-weight-complex="bold"/>
    </style:style>
    <style:style style:name="T6" style:family="text">
      <style:text-properties style:font-name="Google Sans" style:font-name-asian="Google Sans1" style:font-name-complex="Google Sans1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Here is the comprehensive compilation of your booklet content for </text:span><text:span text:style-name="T2">Progeta Technologies</text:span><text:span text:style-name="T1">. This is structured to be handed directly to a designer or content writer for layout.</text:span></text:p>
      <text:p text:style-name="P11"><text:span text:style-name="T6">Progeta Technologies: Program Structure &amp; Content Outline</text:span></text:p>
      <text:p text:style-name="P12"><text:span text:style-name="T3">I. Student Benefits &amp; Deliverables</text:span></text:p>
      <text:list xml:id="list2999234756" text:style-name="WWNum1">
        <text:list-item>
          <text:p text:style-name="P2"><text:span text:style-name="T2">Industry Recognition:</text:span><text:span text:style-name="T1"> Certification from multiple partner companies.</text:span></text:p>
        </text:list-item>
        <text:list-item>
          <text:p text:style-name="P2"><text:span text:style-name="T2">Progeta Accreditation:</text:span><text:span text:style-name="T1"> Official Certificate of Completion from Progeta Technologies.</text:span></text:p>
        </text:list-item>
        <text:list-item>
          <text:p text:style-name="P2"><text:span text:style-name="T2">Digital Credentials:</text:span><text:span text:style-name="T1"> A verified Badge of Completion.</text:span></text:p>
        </text:list-item>
        <text:list-item>
          <text:p text:style-name="P2"><text:span text:style-name="T2">Career Boost:</text:span><text:span text:style-name="T1"> Opportunity to receive a Letter of Recommendation (LoR) directly from the company (merit-based).</text:span></text:p>
        </text:list-item>
      </text:list>
      <text:p text:style-name="P12"><draw:rect text:anchor-type="as-char" style:rel-width="100%" draw:z-index="0" draw:style-name="gr1" draw:text-style-name="P15" svg:width="0.0012in" svg:height="0.0213in"><text:p/></draw:rect><text:span text:style-name="T3">II. The 6 Career Tracks (6-Month Diplomas)</text:span></text:p>
      <text:p text:style-name="P1"><text:span text:style-name="T4">Each track consists of 8 Modules (2 Common + 5 Specialist + 1 Project Phase).</text:span></text:p>
      <text:list xml:id="list3685275591" text:style-name="WWNum2">
        <text:list-item>
          <text:p text:style-name="P3"><text:span text:style-name="T2">Cyber Threat Intelligence (CTI) Specialist</text:span></text:p>
        </text:list-item>
        <text:list-item>
          <text:p text:style-name="P3"><text:span text:style-name="T2">SOC Operations &amp; Incident Response</text:span></text:p>
        </text:list-item>
        <text:list-item>
          <text:p text:style-name="P3"><text:span text:style-name="T2">DevSecOps &amp; Cloud Security</text:span></text:p>
        </text:list-item>
        <text:list-item>
          <text:p text:style-name="P3"><text:span text:style-name="T2">Enterprise GRC &amp; Security Auditing</text:span></text:p>
        </text:list-item>
        <text:list-item>
          <text:p text:style-name="P3"><text:span text:style-name="T2">Advanced Penetration Testing &amp; Red Teaming</text:span></text:p>
        </text:list-item>
        <text:list-item>
          <text:p text:style-name="P3"><text:span text:style-name="T2">Security Automation &amp; Tool Development</text:span></text:p>
        </text:list-item>
      </text:list>
      <text:p text:style-name="P12"><draw:rect text:anchor-type="as-char" style:rel-width="100%" draw:z-index="1" draw:style-name="gr1" draw:text-style-name="P15" svg:width="0.0012in" svg:height="0.0213in"><text:p/></draw:rect><text:span text:style-name="T3">III. The Master Module Catalog (Plug &amp; Play)</text:span></text:p>
      <text:p text:style-name="P1"><text:span text:style-name="T4">90 Modular Units designed to be mixed and matched into tracks or taken individually.</text:span></text:p>
      <text:p text:style-name="P13"><text:span text:style-name="T5">A. Technical Skill Modules (54 Modules)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text:span text:style-name="T2">Foundations &amp; Operations</text:span></text:p>
          </table:table-cell>
          <table:table-cell table:style-name="Table1.A1" office:value-type="string">
            <text:p text:style-name="P1"><text:span text:style-name="T2">Offensive Security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1">1. Cybersecurity Fundamentals</text:span></text:p>
          </table:table-cell>
          <table:table-cell table:style-name="Table1.A1" office:value-type="string">
            <text:p text:style-name="P1"><text:span text:style-name="T1">14. OSINT (Open Source Intelligence)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1">2. Linux Operations &amp; Command Line</text:span></text:p>
          </table:table-cell>
          <table:table-cell table:style-name="Table1.A1" office:value-type="string">
            <text:p text:style-name="P1"><text:span text:style-name="T1">15. Digital Footprinting &amp; Reconnaissance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1">3. Computer Networking &amp; TCP/IP</text:span></text:p>
          </table:table-cell>
          <table:table-cell table:style-name="Table1.A1" office:value-type="string">
            <text:p text:style-name="P1"><text:span text:style-name="T1">16. Dark Web Operations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1">4. Virtualization &amp; Lab Setup</text:span></text:p>
          </table:table-cell>
          <table:table-cell table:style-name="Table1.A1" office:value-type="string">
            <text:p text:style-name="P1"><text:span text:style-name="T1">17. Operational Security (OpSec) &amp; Anonymity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1">5. Network Traffic Analysis</text:span></text:p>
          </table:table-cell>
          <table:table-cell table:style-name="Table1.A1" office:value-type="string">
            <text:p text:style-name="P1"><text:span text:style-name="T1">18. Network Scanning (Nmap/Masscan)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1">6. Packet Sniffing &amp; Wireshark Mastery</text:span></text:p>
          </table:table-cell>
          <table:table-cell table:style-name="Table1.A1" office:value-type="string">
            <text:p text:style-name="P1"><text:span text:style-name="T1">19. Vulnerability Assessment (Nessus/OpenVAS)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1">7. SIEM Architecture &amp; Deployment</text:span></text:p>
          </table:table-cell>
          <table:table-cell table:style-name="Table1.A1" office:value-type="string">
            <text:p text:style-name="P1"><text:span text:style-name="T1">20. Web Application Security (OWASP Top 10)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1">8. Log Analysis &amp; Management</text:span></text:p>
          </table:table-cell>
          <table:table-cell table:style-name="Table1.A1" office:value-type="string">
            <text:p text:style-name="P1"><text:span text:style-name="T1">21. Burp Suite Professional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1">9. Incident Response Lifecycle</text:span></text:p>
          </table:table-cell>
          <table:table-cell table:style-name="Table1.A1" office:value-type="string">
            <text:p text:style-name="P1"><text:span text:style-name="T1">22. System Hacking &amp; Exploitation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1"><text:span text:style-name="T1">10. Playbook Design &amp; Automation</text:span></text:p>
          </table:table-cell>
          <table:table-cell table:style-name="Table1.A1" office:value-type="string">
            <text:p text:style-name="P1"><text:span text:style-name="T1">23. Privilege Escalation (Linux/Windows)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1">11. Endpoint Detection &amp; Response (EDR)</text:span></text:p>
          </table:table-cell>
          <table:table-cell table:style-name="Table1.A1" office:value-type="string">
            <text:p text:style-name="P1"><text:span text:style-name="T1">24. Lateral Movement Techniques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1">12. Digital Forensics</text:span></text:p>
          </table:table-cell>
          <table:table-cell table:style-name="Table1.A1" office:value-type="string">
            <text:p text:style-name="P1"><text:span text:style-name="T1">25. Active Directory Attacks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1">13. Evidence Handling &amp; Chain of Custody</text:span></text:p>
          </table:table-cell>
          <table:table-cell table:style-name="Table1.A1" office:value-type="string">
            <text:p text:style-name="P1"><text:span text:style-name="T1">26. Social Engineering Tactics</text:span>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1"><text:span text:style-name="T1">27. Malware Analysis Fundamentals</text:span>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1"><text:span text:style-name="T1">28. Indicators of Compromise (IoC) Discovery</text:span></text:p>
          </table:table-cell>
        </table:table-row>
      </table:table>
      <text:p text:style-name="P7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<text:span text:style-name="T2">DevSecOps &amp; Code</text:span></text:p>
          </table:table-cell>
          <table:table-cell table:style-name="Table2.A1" office:value-type="string">
            <text:p text:style-name="P1"><text:span text:style-name="T2">GRC &amp; Strategy</text:span></text:p>
          </table:table-cell>
        </table:table-row>
        <table:table-row table:style-name="Table2.1">
          <table:table-cell table:style-name="Table2.A1" office:value-type="string">
            <text:p text:style-name="P1"><text:span text:style-name="T1">29. Python for Cybersecurity</text:span></text:p>
          </table:table-cell>
          <table:table-cell table:style-name="Table2.A1" office:value-type="string">
            <text:p text:style-name="P1"><text:span text:style-name="T1">39. ISO 27001 Standards &amp; Implementation</text:span></text:p>
          </table:table-cell>
        </table:table-row>
        <table:table-row table:style-name="Table2.1">
          <table:table-cell table:style-name="Table2.A1" office:value-type="string">
            <text:p text:style-name="P1"><text:span text:style-name="T1">30. Bash Scripting</text:span></text:p>
          </table:table-cell>
          <table:table-cell table:style-name="Table2.A1" office:value-type="string">
            <text:p text:style-name="P1"><text:span text:style-name="T1">40. NIST Cybersecurity Framework</text:span></text:p>
          </table:table-cell>
        </table:table-row>
        <table:table-row table:style-name="Table2.1">
          <table:table-cell table:style-name="Table2.A1" office:value-type="string">
            <text:p text:style-name="P1"><text:span text:style-name="T1">31. Secure Coding Practices</text:span></text:p>
          </table:table-cell>
          <table:table-cell table:style-name="Table2.A1" office:value-type="string">
            <text:p text:style-name="P1"><text:span text:style-name="T1">41. Risk Management Strategies</text:span></text:p>
          </table:table-cell>
        </table:table-row>
        <table:table-row table:style-name="Table2.1">
          <table:table-cell table:style-name="Table2.A1" office:value-type="string">
            <text:p text:style-name="P1"><text:span text:style-name="T1">32. Code Review &amp; Static Analysis (SAST)</text:span></text:p>
          </table:table-cell>
          <table:table-cell table:style-name="Table2.A1" office:value-type="string">
            <text:p text:style-name="P1"><text:span text:style-name="T1">42. Compliance Frameworks (GDPR/HIPAA/PCI)</text:span></text:p>
          </table:table-cell>
        </table:table-row>
        <table:table-row table:style-name="Table2.1">
          <table:table-cell table:style-name="Table2.A1" office:value-type="string">
            <text:p text:style-name="P1"><text:span text:style-name="T1">33. Cloud Computing Fundamentals</text:span></text:p>
          </table:table-cell>
          <table:table-cell table:style-name="Table2.A1" office:value-type="string">
            <text:p text:style-name="P1"><text:span text:style-name="T1">43. Internal Auditing Procedures</text:span></text:p>
          </table:table-cell>
        </table:table-row>
        <table:table-row table:style-name="Table2.1">
          <table:table-cell table:style-name="Table2.A1" office:value-type="string">
            <text:p text:style-name="P1"><text:span text:style-name="T1">34. Cloud Infrastructure Security (AWS/Azure)</text:span></text:p>
          </table:table-cell>
          <table:table-cell table:style-name="Table2.A1" office:value-type="string">
            <text:p text:style-name="P1"><text:span text:style-name="T1">44. Third-Party Risk Management (TPRM)</text:span></text:p>
          </table:table-cell>
        </table:table-row>
        <table:table-row table:style-name="Table2.1">
          <table:table-cell table:style-name="Table2.A1" office:value-type="string">
            <text:p text:style-name="P1"><text:span text:style-name="T1">35. Container Security (Docker)</text:span></text:p>
          </table:table-cell>
          <table:table-cell table:style-name="Table2.A1" office:value-type="string">
            <text:p text:style-name="P1"><text:span text:style-name="T1">45. Cyber Warfare Tactics</text:span></text:p>
          </table:table-cell>
        </table:table-row>
        <table:table-row table:style-name="Table2.1">
          <table:table-cell table:style-name="Table2.A1" office:value-type="string">
            <text:p text:style-name="P1"><text:span text:style-name="T1">36. Kubernetes Security &amp; Orchestration</text:span></text:p>
          </table:table-cell>
          <table:table-cell table:style-name="Table2.A1" office:value-type="string">
            <text:p text:style-name="P1"><text:span text:style-name="T1">46. Geopolitical Risk Analysis</text:span></text:p>
          </table:table-cell>
        </table:table-row>
        <table:table-row table:style-name="Table2.1">
          <table:table-cell table:style-name="Table2.A1" office:value-type="string">
            <text:p text:style-name="P1"><text:span text:style-name="T1">37. CI/CD Pipeline Security</text:span></text:p>
          </table:table-cell>
          <table:table-cell table:style-name="Table2.A1" office:value-type="string">
            <text:p text:style-name="P8"/>
          </table:table-cell>
        </table:table-row>
        <table:table-row table:style-name="Table2.1">
          <table:table-cell table:style-name="Table2.A1" office:value-type="string">
            <text:p text:style-name="P1"><text:span text:style-name="T1">38. API Security Testing</text:span></text:p>
          </table:table-cell>
          <table:table-cell table:style-name="Table2.A1" office:value-type="string">
            <text:p text:style-name="P8"/>
          </table:table-cell>
        </table:table-row>
      </table:table>
      <text:p text:style-name="P7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"><text:span text:style-name="T2">Future Tech &amp; AI</text:span></text:p>
          </table:table-cell>
          <table:table-cell table:style-name="Table3.A1" office:value-type="string">
            <text:p text:style-name="P9"/>
          </table:table-cell>
        </table:table-row>
        <table:table-row table:style-name="Table3.1">
          <table:table-cell table:style-name="Table3.A1" office:value-type="string">
            <text:p text:style-name="P1"><text:span text:style-name="T1">47. AI for Defense (SOC Automation)</text:span></text:p>
          </table:table-cell>
          <table:table-cell table:style-name="Table3.A1" office:value-type="string">
            <text:p text:style-name="P1"><text:span text:style-name="T1">51. Blockchain Security</text:span></text:p>
          </table:table-cell>
        </table:table-row>
        <table:table-row table:style-name="Table3.1">
          <table:table-cell table:style-name="Table3.A1" office:value-type="string">
            <text:p text:style-name="P1"><text:span text:style-name="T1">48. Adversarial AI (Attacking Models)</text:span></text:p>
          </table:table-cell>
          <table:table-cell table:style-name="Table3.A1" office:value-type="string">
            <text:p text:style-name="P1"><text:span text:style-name="T1">52. Smart Contract Auditing</text:span></text:p>
          </table:table-cell>
        </table:table-row>
        <table:table-row table:style-name="Table3.1">
          <table:table-cell table:style-name="Table3.A1" office:value-type="string">
            <text:p text:style-name="P1"><text:span text:style-name="T1">49. LLM Security (Prompt Injection Defense)</text:span></text:p>
          </table:table-cell>
          <table:table-cell table:style-name="Table3.A1" office:value-type="string">
            <text:p text:style-name="P1"><text:span text:style-name="T1">53. IoT Security Fundamentals</text:span></text:p>
          </table:table-cell>
        </table:table-row>
        <table:table-row table:style-name="Table3.1">
          <table:table-cell table:style-name="Table3.A1" office:value-type="string">
            <text:p text:style-name="P1"><text:span text:style-name="T1">50. Quantum Cryptography Basics</text:span></text:p>
          </table:table-cell>
          <table:table-cell table:style-name="Table3.A1" office:value-type="string">
            <text:p text:style-name="P1"><text:span text:style-name="T1">54. OT &amp; SCADA Security</text:span></text:p>
          </table:table-cell>
        </table:table-row>
      </table:table>
      <text:p text:style-name="P14"><text:span text:style-name="T5">B. Soft Skill Modules (36 Modules)</text:span></text:p>
      <table:table table:name="Table4" table:style-name="Table4">
        <table:table-column table:style-name="Table4.A"/>
        <table:table-column table:style-name="Table4.B"/>
        <text:soft-page-break/>
        <table:table-row table:style-name="Table4.1">
          <table:table-cell table:style-name="Table4.A1" office:value-type="string">
            <text:p text:style-name="P1"><text:span text:style-name="T2">Career &amp; Branding</text:span></text:p>
          </table:table-cell>
          <table:table-cell table:style-name="Table4.A1" office:value-type="string">
            <text:p text:style-name="P1"><text:span text:style-name="T2">Communication</text:span></text:p>
          </table:table-cell>
        </table:table-row>
        <table:table-row table:style-name="Table4.1">
          <table:table-cell table:style-name="Table4.A1" office:value-type="string">
            <text:p text:style-name="P1"><text:span text:style-name="T1">1. Resume Building &amp; Optimization</text:span></text:p>
          </table:table-cell>
          <table:table-cell table:style-name="Table4.A1" office:value-type="string">
            <text:p text:style-name="P1"><text:span text:style-name="T1">7. Public Speaking</text:span></text:p>
          </table:table-cell>
        </table:table-row>
        <table:table-row table:style-name="Table4.1">
          <table:table-cell table:style-name="Table4.A1" office:value-type="string">
            <text:p text:style-name="P1"><text:span text:style-name="T1">2. Interview Preparation &amp; Mock Sessions</text:span></text:p>
          </table:table-cell>
          <table:table-cell table:style-name="Table4.A1" office:value-type="string">
            <text:p text:style-name="P1"><text:span text:style-name="T1">8. Presentation Design (PowerPoint/Canva)</text:span></text:p>
          </table:table-cell>
        </table:table-row>
        <table:table-row table:style-name="Table4.1">
          <table:table-cell table:style-name="Table4.A1" office:value-type="string">
            <text:p text:style-name="P1"><text:span text:style-name="T1">3. Personal Branding Strategy</text:span></text:p>
          </table:table-cell>
          <table:table-cell table:style-name="Table4.A1" office:value-type="string">
            <text:p text:style-name="P1"><text:span text:style-name="T1">9. Storytelling with Data</text:span></text:p>
          </table:table-cell>
        </table:table-row>
        <table:table-row table:style-name="Table4.1">
          <table:table-cell table:style-name="Table4.A1" office:value-type="string">
            <text:p text:style-name="P1"><text:span text:style-name="T1">4. LinkedIn Growth &amp; Optimization</text:span></text:p>
          </table:table-cell>
          <table:table-cell table:style-name="Table4.A1" office:value-type="string">
            <text:p text:style-name="P1"><text:span text:style-name="T1">10. Technical Writing (SOPs/Documentation)</text:span></text:p>
          </table:table-cell>
        </table:table-row>
        <table:table-row table:style-name="Table4.1">
          <table:table-cell table:style-name="Table4.A1" office:value-type="string">
            <text:p text:style-name="P1"><text:span text:style-name="T1">5. Portfolio Development</text:span></text:p>
          </table:table-cell>
          <table:table-cell table:style-name="Table4.A1" office:value-type="string">
            <text:p text:style-name="P1"><text:span text:style-name="T1">11. Report Writing for Executives</text:span></text:p>
          </table:table-cell>
        </table:table-row>
        <table:table-row table:style-name="Table4.1">
          <table:table-cell table:style-name="Table4.A1" office:value-type="string">
            <text:p text:style-name="P1"><text:span text:style-name="T1">6. Professional Networking Strategies</text:span></text:p>
          </table:table-cell>
          <table:table-cell table:style-name="Table4.A1" office:value-type="string">
            <text:p text:style-name="P1"><text:span text:style-name="T1">12. Email Etiquette &amp; Corporate Messaging</text:span></text:p>
          </table:table-cell>
        </table:table-row>
        <table:table-row table:style-name="Table4.1"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1"><text:span text:style-name="T1">13. Cross-Cultural Communication</text:span></text:p>
          </table:table-cell>
        </table:table-row>
        <table:table-row table:style-name="Table4.1"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1"><text:span text:style-name="T1">14. Negotiation Skills</text:span></text:p>
          </table:table-cell>
        </table:table-row>
        <table:table-row table:style-name="Table4.1"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1"><text:span text:style-name="T1">15. Persuasion &amp; Influence</text:span></text:p>
          </table:table-cell>
        </table:table-row>
      </table:table>
      <text:p text:style-name="P7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"><text:span text:style-name="T2">Cognitive &amp; Decisions</text:span></text:p>
          </table:table-cell>
          <table:table-cell table:style-name="Table5.A1" office:value-type="string">
            <text:p text:style-name="P1"><text:span text:style-name="T2">Management &amp; Business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16. Critical Thinking</text:span></text:p>
          </table:table-cell>
          <table:table-cell table:style-name="Table5.A1" office:value-type="string">
            <text:p text:style-name="P1"><text:span text:style-name="T1">22. Time Management &amp; Productivity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17. Analytical Problem Solving</text:span></text:p>
          </table:table-cell>
          <table:table-cell table:style-name="Table5.A1" office:value-type="string">
            <text:p text:style-name="P1"><text:span text:style-name="T1">23. Agile Methodologies (Scrum/Kanban)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18. Strategic Decision Making</text:span></text:p>
          </table:table-cell>
          <table:table-cell table:style-name="Table5.A1" office:value-type="string">
            <text:p text:style-name="P1"><text:span text:style-name="T1">24. Project Management Basics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19. Cognitive Biases &amp; Fallacies</text:span></text:p>
          </table:table-cell>
          <table:table-cell table:style-name="Table5.A1" office:value-type="string">
            <text:p text:style-name="P1"><text:span text:style-name="T1">25. Business Acumen for Tech Pros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20. Systems Thinking</text:span></text:p>
          </table:table-cell>
          <table:table-cell table:style-name="Table5.A1" office:value-type="string">
            <text:p text:style-name="P1"><text:span text:style-name="T1">26. Financial Literacy (Budgets/ROI)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21. Creative Innovation</text:span></text:p>
          </table:table-cell>
          <table:table-cell table:style-name="Table5.A1" office:value-type="string">
            <text:p text:style-name="P1"><text:span text:style-name="T1">27. Change Management</text:span></text:p>
          </table:table-cell>
        </table:table-row>
        <table:table-row table:style-name="Table5.1"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1"><text:span text:style-name="T1">28. Crisis Management</text:span></text:p>
          </table:table-cell>
        </table:table-row>
      </table:table>
      <text:p text:style-name="P7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"><text:span text:style-name="T2">EQ &amp; Leadership</text:span></text:p>
          </table:table-cell>
          <table:table-cell table:style-name="Table6.A1" office:value-type="string">
            <text:p text:style-name="P9"/>
          </table:table-cell>
        </table:table-row>
        <table:table-row table:style-name="Table6.1">
          <table:table-cell table:style-name="Table6.A1" office:value-type="string">
            <text:p text:style-name="P1"><text:span text:style-name="T1">29. Emotional Intelligence (EQ)</text:span></text:p>
          </table:table-cell>
          <table:table-cell table:style-name="Table6.A1" office:value-type="string">
            <text:p text:style-name="P1"><text:span text:style-name="T1">33. Stress Management &amp; Resilience</text:span></text:p>
          </table:table-cell>
        </table:table-row>
        <table:table-row table:style-name="Table6.1">
          <table:table-cell table:style-name="Table6.A1" office:value-type="string">
            <text:p text:style-name="P1"><text:span text:style-name="T1">30. Empathy in the Workplace</text:span></text:p>
          </table:table-cell>
          <table:table-cell table:style-name="Table6.A1" office:value-type="string">
            <text:p text:style-name="P1"><text:span text:style-name="T1">34. Leadership Fundamentals</text:span></text:p>
          </table:table-cell>
        </table:table-row>
        <table:table-row table:style-name="Table6.1">
          <table:table-cell table:style-name="Table6.A1" office:value-type="string">
            <text:p text:style-name="P1"><text:span text:style-name="T1">31. Conflict Resolution</text:span></text:p>
          </table:table-cell>
          <table:table-cell table:style-name="Table6.A1" office:value-type="string">
            <text:p text:style-name="P1"><text:span text:style-name="T1">35. Mentorship Skills</text:span></text:p>
          </table:table-cell>
        </table:table-row>
        <table:table-row table:style-name="Table6.1">
          <table:table-cell table:style-name="Table6.A1" office:value-type="string">
            <text:p text:style-name="P1"><text:span text:style-name="T1">32. Team Collaboration Dynamics</text:span></text:p>
          </table:table-cell>
          <table:table-cell table:style-name="Table6.A1" office:value-type="string">
            <text:p text:style-name="P1"><text:span text:style-name="T1">36. Workplace Ethics &amp; Integrity</text:span></text:p>
          </table:table-cell>
        </table:table-row>
      </table:table>
      <text:p text:style-name="P12"><draw:rect text:anchor-type="as-char" style:rel-width="100%" draw:z-index="2" draw:style-name="gr1" draw:text-style-name="P15" svg:width="0.0012in" svg:height="0.0213in"><text:p/></draw:rect><text:span text:style-name="T3">IV. The 12 Practical Workshops</text:span></text:p>
      <text:p text:style-name="P1"><text:span text:style-name="T4">Intensive, outcome-focused sessions (2-4 Weeks).</text:span></text:p>
      <text:list xml:id="list529187987" text:style-name="WWNum3">
        <text:list-item>
          <text:p text:style-name="P4"><text:span text:style-name="T2">The Bug Bounty Hunter</text:span><text:span text:style-name="T1"> (Web App Security &amp; Reporting)</text:span></text:p>
        </text:list-item>
        <text:list-item>
          <text:p text:style-name="P4"><text:span text:style-name="T2">The SOC War Room</text:span><text:span text:style-name="T1"> (Defensive Ops Simulation)</text:span></text:p>
        </text:list-item>
        <text:list-item>
          <text:p text:style-name="P4"><text:span text:style-name="T2">Cloud Sentinel Bootcamp</text:span><text:span text:style-name="T1"> (Secure Cloud Infrastructure)</text:span></text:p>
        </text:list-item>
        <text:list-item>
          <text:p text:style-name="P4"><text:soft-page-break/><text:span text:style-name="T2">The OSINT Detective</text:span><text:span text:style-name="T1"> (Investigation &amp; Intel Gathering)</text:span></text:p>
        </text:list-item>
        <text:list-item>
          <text:p text:style-name="P4"><text:span text:style-name="T2">Python for Cyber Automation</text:span><text:span text:style-name="T1"> (Tool Development)</text:span></text:p>
        </text:list-item>
        <text:list-item>
          <text:p text:style-name="P4"><text:span text:style-name="T2">GRC &amp; Audit Masterclass</text:span><text:span text:style-name="T1"> (Compliance &amp; Strategy)</text:span></text:p>
        </text:list-item>
        <text:list-item>
          <text:p text:style-name="P4"><text:span text:style-name="T2">Red Team Operator</text:span><text:span text:style-name="T1"> (Full-chain Attack Simulation)</text:span></text:p>
        </text:list-item>
        <text:list-item>
          <text:p text:style-name="P4"><text:span text:style-name="T2">The Career Launchpad</text:span><text:span text:style-name="T1"> (Placement &amp; Branding)</text:span></text:p>
        </text:list-item>
        <text:list-item>
          <text:p text:style-name="P4"><text:span text:style-name="T2">Digital Forensics Investigator</text:span><text:span text:style-name="T1"> (Crime Solving)</text:span></text:p>
        </text:list-item>
        <text:list-item>
          <text:p text:style-name="P4"><text:span text:style-name="T2">AI-Powered Security</text:span><text:span text:style-name="T1"> (Defensive AI Integration)</text:span></text:p>
        </text:list-item>
        <text:list-item>
          <text:p text:style-name="P4"><text:span text:style-name="T2">API &amp; AppSec Defender</text:span><text:span text:style-name="T1"> (Securing Modern Apps)</text:span></text:p>
        </text:list-item>
        <text:list-item>
          <text:p text:style-name="P4"><text:span text:style-name="T2">The CISO Simulation</text:span><text:span text:style-name="T1"> (Executive Leadership)</text:span></text:p>
        </text:list-item>
      </text:list>
      <text:p text:style-name="P12"><draw:rect text:anchor-type="as-char" style:rel-width="100%" draw:z-index="3" draw:style-name="gr1" draw:text-style-name="P15" svg:width="0.0012in" svg:height="0.0213in"><text:p/></draw:rect><text:span text:style-name="T3">V. The 18 Community Events</text:span></text:p>
      <text:p text:style-name="P1"><text:span text:style-name="T4">Short, high-impact engagements (1-2 Days).</text:span></text:p>
      <text:p text:style-name="P13"><text:span text:style-name="T5">Technical Events (7)</text:span></text:p>
      <text:list xml:id="list3362796483" text:style-name="WWNum4">
        <text:list-item>
          <text:p text:style-name="P5"><text:span text:style-name="T2">Cyber War Games</text:span><text:span text:style-name="T1"> (24hr CTF Marathon)</text:span></text:p>
        </text:list-item>
        <text:list-item>
          <text:p text:style-name="P5"><text:span text:style-name="T2">The Live Hack: "Breaking the Bank"</text:span><text:span text:style-name="T1"> (Demo)</text:span></text:p>
        </text:list-item>
        <text:list-item>
          <text:p text:style-name="P5"><text:span text:style-name="T2">Future Tech Summit: AI &amp; Quantum</text:span><text:span text:style-name="T1"> (Panel)</text:span></text:p>
        </text:list-item>
        <text:list-item>
          <text:p text:style-name="P5"><text:span text:style-name="T2">The Toolsmiths' Hackathon</text:span><text:span text:style-name="T1"> (Coding Sprint)</text:span></text:p>
        </text:list-item>
        <text:list-item>
          <text:p text:style-name="P5"><text:span text:style-name="T2">Blue Team Defend-a-Thon</text:span><text:span text:style-name="T1"> (Server Defense)</text:span></text:p>
        </text:list-item>
        <text:list-item>
          <text:p text:style-name="P5"><text:span text:style-name="T2">Forensics Deep Dive: The Murder Mystery</text:span><text:span text:style-name="T1"> (Gamified)</text:span></text:p>
        </text:list-item>
        <text:list-item>
          <text:p text:style-name="P5"><text:span text:style-name="T2">Tech Interview Gauntlet</text:span><text:span text:style-name="T1"> (Mock Technical Rounds)</text:span></text:p>
        </text:list-item>
      </text:list>
      <text:p text:style-name="P13"><text:span text:style-name="T5">Soft Skill &amp; Career Events (11)</text:span></text:p>
      <text:list xml:id="list1874213758" text:style-name="WWNum5">
        <text:list-item>
          <text:p text:style-name="P6"><text:span text:style-name="T2">"Fail Forward" Night</text:span><text:span text:style-name="T1"> (Resilience &amp; Stories)</text:span></text:p>
        </text:list-item>
        <text:list-item>
          <text:p text:style-name="P6"><text:soft-page-break/><text:span text:style-name="T2">The Crisis Simulation: The Press Conference</text:span><text:span text:style-name="T1"> (Public Relations)</text:span></text:p>
        </text:list-item>
        <text:list-item>
          <text:p text:style-name="P6"><text:span text:style-name="T2">The Great Debate: Privacy vs. Security</text:span><text:span text:style-name="T1"> (Critical Thinking)</text:span></text:p>
        </text:list-item>
        <text:list-item>
          <text:p text:style-name="P6"><text:span text:style-name="T2">Salary Negotiation Bootcamp</text:span><text:span text:style-name="T1"> (Financial Literacy)</text:span></text:p>
        </text:list-item>
        <text:list-item>
          <text:p text:style-name="P6"><text:span text:style-name="T2">Speed Networking: Industry Connect</text:span><text:span text:style-name="T1"> (Relationship Building)</text:span></text:p>
        </text:list-item>
        <text:list-item>
          <text:p text:style-name="P6"><text:span text:style-name="T2">LinkedIn &amp; Brand Overhaul Party</text:span><text:span text:style-name="T1"> (Digital Presence)</text:span></text:p>
        </text:list-item>
        <text:list-item>
          <text:p text:style-name="P6"><text:span text:style-name="T2">Leadership &amp; Empathy Circle</text:span><text:span text:style-name="T1"> (EQ Workshop)</text:span></text:p>
        </text:list-item>
        <text:list-item>
          <text:p text:style-name="P6"><text:span text:style-name="T2">Burnout Prevention &amp; Mental Health Day</text:span><text:span text:style-name="T1"> (Wellness)</text:span></text:p>
        </text:list-item>
        <text:list-item>
          <text:p text:style-name="P6"><text:span text:style-name="T2">The "Difficult Conversation" Lab</text:span><text:span text:style-name="T1"> (Conflict Resolution)</text:span></text:p>
        </text:list-item>
        <text:list-item>
          <text:p text:style-name="P6"><text:span text:style-name="T2">Resume Roast &amp; Rectify</text:span><text:span text:style-name="T1"> (ATS Optimization)</text:span></text:p>
        </text:list-item>
        <text:list-item>
          <text:p text:style-name="P6"><text:span text:style-name="T2">"Day in the Life" Alumni Panel</text:span><text:span text:style-name="T1"> (Career Expectations)</text:span></text:p>
        </text:list-item>
      </text:list>
      <text:p text:style-name="P1"><draw:rect text:anchor-type="as-char" style:rel-width="100%" draw:z-index="4" draw:style-name="gr1" draw:text-style-name="P15" svg:width="0.0012in" svg:height="0.0213in"><text:p/></draw:rect><text:span text:style-name="T2">Would you like me to draft a specific introduction or description for any of these sections to complete the booklet content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Google Sans" svg:font-family="'Google Sans'" style:font-family-generic="roman" style:font-pitch="variable"/>
    <style:font-face style:name="Google Sans Text" svg:font-family="'Google Sans Text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Google Sans1" svg:font-family="'Google Sans'" style:font-family-generic="system" style:font-pitch="variable"/>
    <style:font-face style:name="Google Sans Text1" svg:font-family="'Google Sans Text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65in" fo:margin-bottom="0.1665in" loext:contextual-spacing="false" fo:line-height="100%" fo:padding="0in" fo:border="non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563in" fo:margin-bottom="0.1563in" loext:contextual-spacing="false" fo:line-height="100%" fo:padding="0in" fo:border="none"/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665in" fo:margin-bottom="0.1665in" loext:contextual-spacing="false" fo:line-height="100%" fo:padding="0in" fo:border="non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772in" fo:margin-bottom="0.1772in" loext:contextual-spacing="false" fo:line-height="100%" fo:padding="0in" fo:border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772in" fo:margin-bottom="0.1772in" loext:contextual-spacing="false" fo:line-height="100%" fo:padding="0in" fo:border="none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5in" fo:margin-bottom="0.25in" loext:contextual-spacing="false" fo:line-height="100%" fo:padding="0in" fo:border="none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 style:font-style-complex="italic"/>
    </style:style>
    <style:style style:name="ListLabel_20_1" style:display-name="ListLabel 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" style:display-name="ListLabel 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" style:display-name="ListLabel 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" style:display-name="ListLabel 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" style:display-name="ListLabel 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8" style:display-name="ListLabel 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9" style:display-name="ListLabel 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0" style:display-name="ListLabel 1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1" style:display-name="ListLabel 1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2" style:display-name="ListLabel 1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3" style:display-name="ListLabel 1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4" style:display-name="ListLabel 1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5" style:display-name="ListLabel 1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6" style:display-name="ListLabel 1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7" style:display-name="ListLabel 1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8" style:display-name="ListLabel 1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9" style:display-name="ListLabel 1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0" style:display-name="ListLabel 2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1" style:display-name="ListLabel 2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2" style:display-name="ListLabel 2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3" style:display-name="ListLabel 2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4" style:display-name="ListLabel 2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5" style:display-name="ListLabel 2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6" style:display-name="ListLabel 2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7" style:display-name="ListLabel 2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8" style:display-name="ListLabel 2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9" style:display-name="ListLabel 2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0" style:display-name="ListLabel 3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1" style:display-name="ListLabel 3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2" style:display-name="ListLabel 3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3" style:display-name="ListLabel 3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4" style:display-name="ListLabel 3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5" style:display-name="ListLabel 3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6" style:display-name="ListLabel 3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7" style:display-name="ListLabel 3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8" style:display-name="ListLabel 3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9" style:display-name="ListLabel 3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0" style:display-name="ListLabel 4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1" style:display-name="ListLabel 4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2" style:display-name="ListLabel 4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3" style:display-name="ListLabel 4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4" style:display-name="ListLabel 4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5" style:display-name="ListLabel 4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4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5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7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8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4165in"/>
        </style:list-level-properties>
      </text:list-level-style-number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4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7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4165in"/>
        </style:list-level-properties>
      </text:list-level-style-number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22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23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25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26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4165in"/>
        </style:list-level-properties>
      </text:list-level-style-number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31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32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34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35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 text:start-value="8">
        <style:list-level-properties text:list-level-position-and-space-mode="label-alignment">
          <style:list-level-label-alignment text:label-followed-by="listtab" fo:text-indent="-0.25in" fo:margin-left="0.4165in"/>
        </style:list-level-properties>
      </text:list-level-style-number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40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41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43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44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image-count="0" meta:object-count="0" meta:page-count="6" meta:paragraph-count="156" meta:word-count="869" meta:character-count="5952" meta:non-whitespace-character-count="5279"/>
    <meta:generator>LibreOfficeDev/6.0.5.2$Linux_X86_64 LibreOffice_project/</meta:generator>
  </office:meta>
</office:document-meta>
</file>